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gsana New1" svg:font-family="'Angsana New'"/>
    <style:font-face style:name="OpenSymbol" svg:font-family="OpenSymbol"/>
    <style:font-face style:name="Tahoma" svg:font-family="Tahoma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ngsana New" svg:font-family="'Angsan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 style:writing-mode="lr-tb"/>
      <style:text-properties fo:font-variant="normal" fo:text-transform="none" fo:color="#000000" style:font-name="AngsanaUPC" fo:font-size="28pt" fo:letter-spacing="normal" fo:font-style="normal" fo:font-weight="bold" style:font-size-asian="28pt" style:font-weight-asian="bold" style:font-name-complex="AngsanaUPC" style:font-size-complex="28pt" style:font-weight-complex="bold"/>
    </style:style>
    <style:style style:name="P2" style:family="paragraph" style:parent-style-name="Text_20_body">
      <style:paragraph-properties fo:text-align="start" style:justify-single-word="false" fo:orphans="2" fo:widows="2" style:writing-mode="lr-tb"/>
    </style:style>
    <style:style style:name="P3" style:family="paragraph" style:parent-style-name="Text_20_body">
      <style:paragraph-properties fo:text-align="start" style:justify-single-word="false" fo:orphans="2" fo:widows="2" style:writing-mode="lr-tb"/>
      <style:text-properties fo:font-variant="normal" fo:text-transform="none" fo:color="#000000" style:font-name="Cordia New" fo:font-size="18pt" fo:letter-spacing="normal" style:font-size-asian="18pt" style:font-name-complex="Cordia New" style:font-size-complex="18pt"/>
    </style:style>
    <style:style style:name="P4" style:family="paragraph" style:parent-style-name="Text_20_body">
      <style:paragraph-properties fo:margin-left="0cm" fo:margin-right="0cm" fo:margin-top="0cm" fo:margin-bottom="0cm" style:line-height-at-least="0.476cm" fo:orphans="2" fo:widows="2" fo:text-indent="0cm" style:auto-text-indent="false" fo:padding="0cm" fo:border="none" style:writing-mode="lr-tb"/>
      <style:text-properties fo:font-variant="normal" fo:text-transform="none" fo:color="#000000" style:font-name="Cordia New" fo:font-size="18pt" fo:letter-spacing="normal" fo:font-style="normal" fo:font-weight="normal" style:font-size-asian="18pt" style:font-weight-asian="normal" style:font-name-complex="Cordia New" style:font-size-complex="18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line-height-at-least="0.476cm" fo:orphans="2" fo:widows="2" fo:text-indent="0cm" style:auto-text-indent="false" fo:padding="0cm" fo:border="none" style:writing-mode="lr-tb"/>
      <style:text-properties fo:font-variant="normal" fo:text-transform="none" fo:color="#000000" style:font-name="Cordia New" fo:font-size="18pt" fo:letter-spacing="-0.026cm" fo:font-style="normal" fo:font-weight="normal" style:font-size-asian="18pt" style:font-weight-asian="normal" style:font-name-complex="Cordia New" style:font-size-complex="18pt" style:font-style-complex="normal" style:font-weight-complex="normal"/>
    </style:style>
    <style:style style:name="P6" style:family="paragraph" style:parent-style-name="Heading_20_2">
      <style:paragraph-properties fo:margin-left="0cm" fo:margin-right="0cm" fo:margin-top="0cm" fo:margin-bottom="0cm" style:line-height-at-least="0.476cm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Cordia New" fo:font-size="18pt" fo:letter-spacing="-0.026cm" fo:font-style="normal" fo:font-weight="bold" style:font-size-asian="18pt" style:font-weight-asian="bold" style:font-name-complex="Cordia New" style:font-size-complex="18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</style:style>
    <style:style style:name="P8" style:family="paragraph" style:parent-style-name="Text_20_body">
      <style:paragraph-properties fo:margin-left="0cm" fo:margin-right="0cm" fo:margin-top="0cm" fo:margin-bottom="0.529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rdia New" fo:font-size="18pt" fo:letter-spacing="normal" fo:background-color="transparent" style:font-size-asian="18pt" style:font-name-complex="Cordia New" style:font-size-complex="18pt"/>
    </style:style>
    <style:style style:name="P9" style:family="paragraph" style:parent-style-name="Text_20_body">
      <style:paragraph-properties fo:margin-left="0cm" fo:margin-right="0cm" fo:margin-top="0cm" fo:margin-bottom="0.529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rdia New" fo:font-size="18pt" fo:letter-spacing="normal" fo:font-style="normal" fo:font-weight="normal" fo:background-color="transparent" style:font-name-asian="Tahoma" style:font-size-asian="18pt" style:font-style-asian="normal" style:font-weight-asian="normal" style:font-name-complex="Cordia New" style:font-size-complex="18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font-name="Cordia New" fo:font-size="18pt" fo:letter-spacing="normal" fo:font-style="normal" fo:font-weight="normal" style:font-size-asian="18pt" style:font-weight-asian="normal" style:font-name-complex="Cordia New" style:font-size-complex="18pt" style:font-style-complex="normal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Cordia New" fo:font-size="18pt" fo:letter-spacing="normal" style:font-size-asian="18pt" style:font-name-complex="Cordia New" style:font-size-complex="18pt"/>
    </style:style>
    <style:style style:name="P1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</style:style>
    <style:style style:name="P13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rdia New" fo:font-size="18pt" fo:letter-spacing="normal" style:font-size-asian="18pt" style:font-name-complex="Cordia New" style:font-size-complex="18pt"/>
    </style:style>
    <style:style style:name="P14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rdia New" fo:font-size="18pt" fo:letter-spacing="normal" style:font-size-asian="18pt" style:font-name-complex="Cordia New" style:font-size-complex="18pt"/>
    </style:style>
    <style:style style:name="P15" style:family="paragraph" style:parent-style-name="Text_20_body" style:list-style-name="L2">
      <style:paragraph-properties fo:margin-left="0cm" fo:margin-right="0cm" fo:margin-top="0cm" fo:margin-bottom="0.212cm" style:line-height-at-least="0.503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rdia New" fo:font-size="18pt" fo:letter-spacing="normal" fo:font-style="normal" fo:font-weight="normal" style:font-size-asian="18pt" style:font-name-complex="Cordia New" style:font-size-complex="18pt"/>
    </style:style>
    <style:style style:name="P16" style:family="paragraph" style:parent-style-name="Text_20_body" style:list-style-name="L2">
      <style:paragraph-properties fo:margin-left="0cm" fo:margin-right="0cm" fo:margin-top="0cm" fo:margin-bottom="0.212cm" style:line-height-at-least="0.503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.794cm" fo:margin-right="0cm" fo:margin-top="0cm" fo:margin-bottom="0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rdia New" fo:font-size="18pt" fo:letter-spacing="normal" fo:background-color="transparent" style:font-size-asian="18pt" style:font-name-complex="Cordia New" style:font-size-complex="18pt"/>
    </style:style>
    <style:style style:name="P18" style:family="paragraph" style:parent-style-name="Text_20_body" style:list-style-name="L4">
      <style:paragraph-properties fo:margin-left="0.794cm" fo:margin-right="0cm" fo:margin-top="0cm" fo:margin-bottom="0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rdia New" fo:font-size="18pt" fo:letter-spacing="normal" fo:background-color="transparent" style:font-size-asian="18pt" style:font-name-complex="Cordia New" style:font-size-complex="18pt"/>
    </style:style>
    <style:style style:name="P19" style:family="paragraph" style:parent-style-name="Text_20_body" style:list-style-name="L3">
      <style:paragraph-properties fo:margin-left="0.794cm" fo:margin-right="0cm" fo:margin-top="0cm" fo:margin-bottom="0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rdia New" fo:font-size="18pt" fo:letter-spacing="normal" fo:font-style="normal" fo:font-weight="normal" fo:background-color="transparent" style:font-size-asian="18pt" style:font-name-complex="Cordia New" style:font-size-complex="18pt"/>
    </style:style>
    <style:style style:name="P20" style:family="paragraph" style:parent-style-name="Text_20_body" style:list-style-name="L4">
      <style:paragraph-properties fo:margin-left="0.794cm" fo:margin-right="0cm" fo:margin-top="0cm" fo:margin-bottom="0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rdia New" fo:font-size="18pt" fo:letter-spacing="normal" fo:font-style="normal" fo:font-weight="normal" fo:background-color="transparent" style:font-size-asian="18pt" style:font-name-complex="Cordia New" style:font-size-complex="18pt"/>
    </style:style>
    <style:style style:name="P21" style:family="paragraph" style:parent-style-name="Text_20_body" style:list-style-name="L5">
      <style:paragraph-properties fo:margin-left="0.794cm" fo:margin-right="0cm" fo:margin-top="0cm" fo:margin-bottom="0cm" style:line-height-at-least="0.476cm" fo:text-align="justify" style:justify-single-word="false" fo:orphans="2" fo:widows="2" fo:text-indent="0cm" style:auto-text-indent="false" fo:background-color="transparent" fo:padding="0cm" fo:border="none">
        <style:background-image/>
      </style:paragraph-properties>
    </style:style>
    <style:style style:name="P22" style:family="paragraph" style:parent-style-name="Text_20_body" style:list-style-name="L7">
      <style:paragraph-properties fo:margin-left="0.794cm" fo:margin-right="0cm" fo:margin-top="0cm" fo:margin-bottom="0cm" style:line-height-at-least="0.476cm" fo:text-align="justify" style:justify-single-word="false" fo:orphans="2" fo:widows="2" fo:text-indent="0cm" style:auto-text-indent="false" fo:background-color="transparent" fo:padding="0cm" fo:border="none" style:writing-mode="lr-tb">
        <style:background-image/>
      </style:paragraph-properties>
    </style:style>
    <style:style style:name="P23" style:family="paragraph" style:parent-style-name="Text_20_body" style:list-style-name="L6">
      <style:paragraph-properties fo:margin-top="0cm" fo:margin-bottom="0cm" style:line-height-at-least="0.476cm" fo:text-align="justify" style:justify-single-word="false" fo:orphans="2" fo:widows="2" fo:background-color="transparent" fo:padding="0cm" fo:border="none" style:writing-mode="lr-tb">
        <style:background-image/>
      </style:paragraph-properties>
      <style:text-properties fo:color="#000000" style:font-name="Cordia New" fo:font-size="18pt" style:font-size-asian="18pt" style:font-name-complex="Cordia New" style:font-size-complex="18pt"/>
    </style:style>
    <style:style style:name="P24" style:family="paragraph" style:parent-style-name="Text_20_body" style:list-style-name="L6">
      <style:paragraph-properties fo:margin-top="0cm" fo:margin-bottom="0cm" style:line-height-at-least="0.476cm" fo:text-align="justify" style:justify-single-word="false" fo:orphans="2" fo:widows="2" fo:background-color="transparent" fo:padding="0cm" fo:border="none" style:writing-mode="lr-tb">
        <style:background-image/>
      </style:paragraph-properties>
      <style:text-properties fo:color="#000000" style:font-name="Cordia New" fo:font-size="18pt" fo:language="en" fo:country="US" style:font-size-asian="18pt" style:font-name-complex="Cordia New" style:font-size-complex="18pt"/>
    </style:style>
    <style:style style:name="P25" style:family="paragraph" style:parent-style-name="Text_20_body" style:list-style-name="L6">
      <style:paragraph-properties fo:margin-top="0cm" fo:margin-bottom="0cm" style:line-height-at-least="0.476cm" fo:text-align="justify" style:justify-single-word="false" fo:orphans="2" fo:widows="2" fo:background-color="transparent" fo:padding="0cm" fo:border="none" style:writing-mode="lr-tb">
        <style:background-image/>
      </style:paragraph-properties>
      <style:text-properties fo:font-variant="normal" fo:text-transform="none" fo:color="#000000" style:font-name="Cordia New" fo:font-size="18pt" fo:letter-spacing="normal" fo:language="en" fo:country="US" fo:font-style="normal" fo:font-weight="normal" fo:background-color="transparent" style:font-name-asian="Tahoma" style:font-size-asian="18pt" style:font-style-asian="normal" style:font-weight-asian="normal" style:font-name-complex="Cordia New" style:font-size-complex="18pt" style:font-style-complex="normal" style:font-weight-complex="normal"/>
    </style:style>
    <style:style style:name="P26" style:family="paragraph" style:parent-style-name="Heading_20_3">
      <style:paragraph-properties fo:text-align="center" style:justify-single-word="false" style:writing-mode="lr-tb"/>
      <style:text-properties fo:font-variant="normal" fo:text-transform="none" fo:color="#000000" style:font-name="AngsanaUPC" fo:font-size="24pt" fo:letter-spacing="normal" fo:font-style="normal" fo:font-weight="normal" style:font-size-asian="24pt" style:font-weight-asian="normal" style:font-name-complex="AngsanaUPC" style:font-size-complex="24pt" style:font-weight-complex="normal"/>
    </style:style>
    <style:style style:name="P27" style:family="paragraph" style:parent-style-name="Heading_20_2">
      <style:paragraph-properties fo:margin-left="0cm" fo:margin-right="0cm" fo:margin-top="0cm" fo:margin-bottom="0cm" style:line-height-at-least="0.476cm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Cordia New" fo:font-size="28pt" fo:letter-spacing="-0.026cm" fo:font-style="normal" fo:font-weight="bold" style:font-size-asian="28pt" style:font-weight-asian="bold" style:font-name-complex="Cordia New" style:font-size-complex="28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font-name="Cordia New" fo:font-size="18pt" fo:letter-spacing="normal" fo:font-style="normal" style:text-underline-style="none" fo:font-weight="normal" style:text-blinking="false" style:font-size-asian="18pt" style:font-name-complex="Cordia New" style:font-size-complex="18pt"/>
    </style:style>
    <style:style style:name="T2" style:family="text">
      <style:text-properties fo:font-variant="normal" fo:text-transform="none" fo:color="#000000" style:font-name="Cordia New" fo:font-size="18pt" fo:letter-spacing="normal" fo:font-style="normal" fo:font-weight="normal" fo:background-color="transparent" style:font-size-asian="18pt" style:font-weight-asian="normal" style:font-name-complex="Cordia New" style:font-size-complex="18pt" style:font-weight-complex="normal"/>
    </style:style>
    <style:style style:name="T3" style:family="text">
      <style:text-properties fo:font-variant="normal" fo:text-transform="none" fo:color="#000000" style:font-name="Cordia New" fo:font-size="18pt" fo:letter-spacing="normal" fo:font-style="normal" fo:font-weight="normal" fo:background-color="transparent" style:font-size-asian="18pt" style:font-name-complex="Cordia New" style:font-size-complex="18pt"/>
    </style:style>
    <style:style style:name="T4" style:family="text">
      <style:text-properties fo:font-variant="normal" fo:text-transform="none" fo:color="#000000" style:font-name="Cordia New" fo:font-size="18pt" fo:letter-spacing="normal" fo:font-style="normal" fo:font-weight="normal" style:font-size-asian="18pt" style:font-name-complex="Cordia New" style:font-size-complex="18pt"/>
    </style:style>
    <style:style style:name="T5" style:family="text">
      <style:text-properties fo:font-variant="normal" fo:text-transform="none" fo:color="#000000" style:font-name="Cordia New" fo:font-size="18pt" fo:letter-spacing="normal" fo:font-style="normal" fo:font-weight="normal" style:font-size-asian="18pt" style:font-name-complex="Cordia New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font-name="Cordia New" fo:font-size="18pt" fo:letter-spacing="normal" fo:font-style="normal" style:text-underline-style="none" fo:font-weight="normal" style:font-size-asian="18pt" style:font-name-complex="Cordia New" style:font-size-complex="18pt"/>
    </style:style>
    <style:style style:name="T7" style:family="text">
      <style:text-properties fo:font-variant="normal" fo:text-transform="none" fo:color="#000000" style:font-name="Cordia New" fo:font-size="18pt" fo:letter-spacing="normal" fo:font-style="normal" style:text-underline-style="none" fo:font-weight="normal" style:font-size-asian="18pt" style:font-style-asian="normal" style:font-name-complex="Cordia New" style:font-size-complex="18pt" style:font-style-complex="normal"/>
    </style:style>
    <style:style style:name="T8" style:family="text">
      <style:text-properties fo:font-variant="normal" fo:text-transform="none" fo:color="#000000" style:font-name="Cordia New" fo:font-size="18pt" fo:letter-spacing="normal" fo:font-weight="normal" fo:background-color="transparent" style:font-size-asian="18pt" style:font-weight-asian="normal" style:font-name-complex="Cordia New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font-name="Cordia New" fo:font-size="18pt" fo:letter-spacing="normal" fo:background-color="transparent" style:font-size-asian="18pt" style:font-name-complex="Cordia New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font-name="Cordia New" fo:font-size="18pt" fo:letter-spacing="normal" style:font-size-asian="18pt" style:font-name-complex="Cordia New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font-name="Cordia New" fo:font-size="18pt" fo:letter-spacing="normal" fo:language="en" fo:country="US" fo:font-style="normal" style:text-underline-style="none" fo:font-weight="normal" style:font-size-asian="18pt" style:font-style-asian="normal" style:font-name-complex="Cordia New" style:font-size-complex="18pt" style:language-complex="th" style:country-complex="TH" style:font-style-complex="normal"/>
    </style:style>
    <style:style style:name="T12" style:family="text">
      <style:text-properties style:font-style-complex="normal"/>
    </style:style>
    <style:style style:name="T13" style:family="text">
      <style:text-properties style:font-style-complex="normal" style:font-weight-complex="normal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normal" style:font-style-complex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tyle-complex="normal" style:font-weight-complex="normal"/>
    </style:style>
    <style:style style:name="T18" style:family="text">
      <style:text-properties fo:language="en" fo:country="US" fo:font-style="normal" fo:font-weight="normal"/>
    </style:style>
    <style:style style:name="T19" style:family="text">
      <style:text-properties fo:language="en" fo:country="US" fo:font-style="normal" fo:font-weight="normal" style:font-style-complex="normal" style:font-weight-complex="normal"/>
    </style:style>
    <style:style style:name="T20" style:family="text">
      <style:text-properties style:font-name="Cordia New" fo:language="en" fo:country="US" style:text-underline-style="none" style:font-name-complex="Cordia New" style:language-complex="th" style:country-complex="TH" style:font-style-complex="normal"/>
    </style:style>
    <style:style style:name="T21" style:family="text">
      <style:text-properties style:font-name="Cordia New" fo:language="en" fo:country="US" style:text-underline-style="none" style:font-name-complex="Cordia New" style:font-style-complex="normal"/>
    </style:style>
    <style:style style:name="T22" style:family="text">
      <style:text-properties fo:font-size="28pt" style:font-size-asian="28pt" style:font-size-complex="28pt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<text:span text:style-name="T20">นายศิรัณย์ <text:s/>ธรปติธนโรจน์ <text:s/>50531900</text:span></text:h>
      <text:h text:style-name="P1" text:outline-level="3"><text:span text:style-name="T20">N</text:span><text:span text:style-name="T21">OSQL คือ</text:span></text:h>
      <text:p text:style-name="P3"><text:span text:style-name="T19">เราสามารถให้คำจำกัดความของ NOSQL</text:span><text:span text:style-name="T13">คือ ฐานข้อมูลที่ไม่มีภาษา </text:span><text:span text:style-name="T14">SQL </text:span><text:span text:style-name="T13">ให้ใช้</text:span><text:span text:style-name="T14"><text:line-break/><text:line-break/>ราย</text:span><text:span text:style-name="T13">ละเอียดของ </text:span><text:span text:style-name="T17">NOSQLนั้น</text:span><text:span text:style-name="T13">ต่างจากพวก </text:span><text:span text:style-name="T14">MySQL Microsoft SQL Oracle </text:span><text:span text:style-name="T15">ดังนี้</text:span></text:p>
      <text:list xml:id="list22239953" text:style-name="L1">
        <text:list-item>
          <text:p text:style-name="P11"><text:span text:style-name="T13">อย่างแรกคือไม่มีความสัมพันธ์ เพราะ </text:span><text:span text:style-name="T17">NOSQL</text:span><text:span text:style-name="T13">ไม่ใช่ </text:span><text:span text:style-name="T14">Relational Database ดังนั้นจึงไม่มีคำสั่งพวก</text:span><text:span text:style-name="T13"> </text:span><text:span text:style-name="T14">J</text:span><text:span text:style-name="T18">OIN</text:span><text:span text:style-name="T14">, WHERE </text:span><text:span text:style-name="T15">ฯลฯ</text:span></text:p>
        </text:list-item>
        <text:list-item>
          <text:p text:style-name="P12"><text:span text:style-name="T10">เน้นใช้งานกับปริมาณข้อมูลที่มีจำนวนมากมายมหาศาลมีขนาดข้อมูลประมาณพวก</text:span><text:a xlink:type="simple" xlink:href="http://www.facebook.com/"><text:span text:style-name="T11">www.facebook.com</text:span></text:a><text:span text:style-name="T7">,</text:span><text:a xlink:type="simple" xlink:href="http://www.twitter.com/"><text:span text:style-name="T11">www.twitter.com</text:span></text:a><text:span text:style-name="T7">, www.google.com</text:span><text:span text:style-name="T4"> </text:span><text:span text:style-name="T5">ประมาณนั้น</text:span></text:p>
        </text:list-item>
        <text:list-item>
          <text:p text:style-name="P13"><text:span text:style-name="T13">แต่เนื่องจาก </text:span><text:span text:style-name="T14">NOSQL </text:span><text:span text:style-name="T13">ไม่มีโครงสร้างตายตัว เลยสามารถขายได้มากกว่า ในแบบขนาน </text:span><text:span text:style-name="T14">(horizontal scaling) </text:span><text:span text:style-name="T13">คือเพิ่มเครื่องได้ง่ายในกรณีใช้งานจริง</text:span></text:p>
        </text:list-item>
        <text:list-item>
          <text:p text:style-name="P13"><text:span text:style-name="T13">ประสิทธิภาพสูงกว่า แต่ก็มากับการออกแบบที่ไม่แน่นอนไม่ตายตัวและยากกว่า </text:span><text:span text:style-name="T14">RDB </text:span><text:span text:style-name="T13">เพราะไม่ต้องคอยจัดการเรื่องความสัมพันธ์</text:span></text:p>
        </text:list-item>
        <text:list-item>
          <text:p text:style-name="P11"><text:span text:style-name="T13">ปกติแล้วฐานข้อมูลแบบ </text:span><text:span text:style-name="T17">SQL นั้นจะเป็น</text:span><text:span text:style-name="T13"> </text:span><text:span text:style-name="T14">Normalize </text:span><text:span text:style-name="T13">แต่ </text:span><text:span text:style-name="T17">NOSQL จะเน้นเป็นแบบ</text:span><text:span text:style-name="T13"> </text:span><text:span text:style-name="T14">Denormalize </text:span><text:span text:style-name="T13"><text:s/>คือเน้นให้ทำงานเร็วที่สุดไม่ต้องไป </text:span><text:span text:style-name="T14">join </text:span><text:span text:style-name="T13">อะไรต่างๆนาๆ คือหาเรคคอร์ดเดียวแล้วเอามาใช้งานได้เลย เช่นข้อมูล </text:span><text:span text:style-name="T14">Contact </text:span><text:span text:style-name="T13">ของ </text:span><text:span text:style-name="T14">member </text:span><text:span text:style-name="T13">เราก็เก็บทุกอย่างทุกคอลัมน์ลงไป ไม่ต้องไปแยกจังหวัด หรืออำเภออะไร เพื่อให้เกิดการ </text:span><text:span text:style-name="T14">Compare </text:span><text:span text:style-name="T13">เปรียบเทียบน้อยที่สุด</text:span></text:p>
        </text:list-item>
        <text:list-item>
          <text:p text:style-name="P13"><text:span text:style-name="T13">เวลาจะเชื่อมต่อต้องง่ายเข้าไว้ไม่ต้องมี </text:span><text:span text:style-name="T14">overhead </text:span><text:span text:style-name="T13">เยอะ มีแค่ </text:span><text:span text:style-name="T14">IP </text:span><text:span text:style-name="T13">กับ </text:span><text:span text:style-name="T14">Port </text:span><text:span text:style-name="T15">ก็พอ</text:span></text:p>
        </text:list-item>
        <text:list-item>
          <text:p text:style-name="P13"><text:span text:style-name="T13">ต้องสามารถทำ </text:span><text:span text:style-name="T14">Replication </text:span><text:span text:style-name="T13">ได้เพราะ ข้อมูลเป็นสิ่งสำคัญ และจะได้ไม่ทำให้เกิด </text:span><text:span text:style-name="T14">Single Point of Failure </text:span><text:span text:style-name="T13">หรือเกิดจุดตายในระบบ คือ พังไปซักเครื่อง ก็ยังทำงานได้ปกติ</text:span></text:p>
        </text:list-item>
        <text:list-item>
          <text:p text:style-name="P14"><text:span text:style-name="T13">เน้นการทำงานแบบ </text:span><text:span text:style-name="T14">Key/Value </text:span><text:span text:style-name="T13">หรือ </text:span><text:span text:style-name="T14">Key/Column </text:span><text:span text:style-name="T13">แล้วแต่ยี่ห้อ</text:span></text:p>
        </text:list-item>
      </text:list>
      <text:p text:style-name="P2"><text:span text:style-name="T10">ตัวอย่างของฐานข้อมูลแบบ </text:span><text:span text:style-name="T4">NOSQL Database </text:span><text:span text:style-name="T10">ที่มีในปัจจุบันแบ่งตามประเภทดังนี้ </text:span></text:p>
      <text:list xml:id="list22247722" text:style-name="L2">
        <text:list-item>
          <text:p text:style-name="P15">Document</text:p>
          <text:list>
            <text:list-item>
              <text:p text:style-name="P16"><text:a xlink:type="simple" xlink:href="http://en.wikipedia.org/wiki/CouchDB"><text:span text:style-name="T1">CouchDB</text:span></text:a></text:p>
            </text:list-item>
            <text:list-item>
              <text:p text:style-name="P16"><text:a xlink:type="simple" xlink:href="http://en.wikipedia.org/wiki/MongoDB"><text:span text:style-name="T1">MongoDB</text:span></text:a></text:p>
            </text:list-item>
          </text:list>
        </text:list-item>
        <text:list-item>
          <text:p text:style-name="P15"><text:soft-page-break/>Graph</text:p>
          <text:list>
            <text:list-item>
              <text:p text:style-name="P16"><text:a xlink:type="simple" xlink:href="http://en.wikipedia.org/w/index.php?title=HyperGraphDB&amp;action=edit&amp;redlink=1"><text:span text:style-name="T1">HyperGraphDB</text:span></text:a></text:p>
            </text:list-item>
            <text:list-item>
              <text:p text:style-name="P16"><text:a xlink:type="simple" xlink:href="http://en.wikipedia.org/w/index.php?title=InfoGrid&amp;action=edit&amp;redlink=1"><text:span text:style-name="T1">InfoGrid</text:span></text:a></text:p>
            </text:list-item>
            <text:list-item>
              <text:p text:style-name="P16"><text:a xlink:type="simple" xlink:href="http://en.wikipedia.org/wiki/Neo4j"><text:span text:style-name="T1">Neo4j</text:span></text:a></text:p>
            </text:list-item>
            <text:list-item>
              <text:p text:style-name="P16"><text:a xlink:type="simple" xlink:href="http://en.wikipedia.org/w/index.php?title=SonesGraphDB&amp;action=edit&amp;redlink=1"><text:span text:style-name="T1">sonesGraphDB</text:span></text:a></text:p>
            </text:list-item>
          </text:list>
        </text:list-item>
        <text:list-item>
          <text:p text:style-name="P15">Key/Value</text:p>
          <text:list>
            <text:list-item>
              <text:p text:style-name="P16"><text:a xlink:type="simple" xlink:href="http://en.wikipedia.org/wiki/Hbase"><text:span text:style-name="T1">Hbase</text:span></text:a></text:p>
            </text:list-item>
            <text:list-item>
              <text:p text:style-name="P16"><text:a xlink:type="simple" xlink:href="http://en.wikipedia.org/wiki/Memcachedb"><text:span text:style-name="T1">Memcachedb</text:span></text:a></text:p>
            </text:list-item>
            <text:list-item>
              <text:p text:style-name="P16"><text:a xlink:type="simple" xlink:href="http://en.wikipedia.org/wiki/Project_Voldemort"><text:span text:style-name="T1">Project Voldemort</text:span></text:a></text:p>
            </text:list-item>
            <text:list-item>
              <text:p text:style-name="P16"><text:a xlink:type="simple" xlink:href="http://en.wikipedia.org/wiki/Redis_(dbms)"><text:span text:style-name="T1">Redis</text:span></text:a></text:p>
            </text:list-item>
            <text:list-item>
              <text:p text:style-name="P16"><text:a xlink:type="simple" xlink:href="http://en.wikipedia.org/wiki/SimpleDB"><text:span text:style-name="T1">SimpleDB</text:span></text:a></text:p>
            </text:list-item>
            <text:list-item>
              <text:p text:style-name="P16"><text:a xlink:type="simple" xlink:href="http://1978th.net/"><text:span text:style-name="T6">TokyoCabinet/TokyoTyrant</text:span></text:a></text:p>
            </text:list-item>
          </text:list>
        </text:list-item>
        <text:list-item>
          <text:p text:style-name="P15">Tabular</text:p>
          <text:list>
            <text:list-item>
              <text:p text:style-name="P16"><text:a xlink:type="simple" xlink:href="http://en.wikipedia.org/wiki/Cassandra_(database)"><text:span text:style-name="T1">Cassandra</text:span></text:a></text:p>
            </text:list-item>
            <text:list-item>
              <text:p text:style-name="P16"><text:a xlink:type="simple" xlink:href="http://en.wikipedia.org/wiki/Hypertable"><text:span text:style-name="T1">Hypertable</text:span></text:a></text:p>
            </text:list-item>
          </text:list>
        </text:list-item>
        <text:list-item>
          <text:p text:style-name="P15">Unknown</text:p>
          <text:list>
            <text:list-item>
              <text:p text:style-name="P16"><text:a xlink:type="simple" xlink:href="http://en.wikipedia.org/w/index.php?title=Chordless&amp;action=edit&amp;redlink=1"><text:span text:style-name="T1">Chordless</text:span></text:a></text:p>
            </text:list-item>
            <text:list-item>
              <text:p text:style-name="P16"><text:a xlink:type="simple" xlink:href="http://en.wikipedia.org/wiki/Db4o"><text:span text:style-name="T1">Db4o</text:span></text:a></text:p>
            </text:list-item>
            <text:list-item>
              <text:p text:style-name="P16"><text:a xlink:type="simple" xlink:href="http://en.wikipedia.org/wiki/GT.M"><text:span text:style-name="T1">GT.M</text:span></text:a></text:p>
            </text:list-item>
            <text:list-item>
              <text:p text:style-name="P16"><text:a xlink:type="simple" xlink:href="http://en.wikipedia.org/wiki/Mnesia"><text:span text:style-name="T1">Mnesia</text:span></text:a></text:p>
            </text:list-item>
          </text:list>
        </text:list-item>
      </text:list>
      <text:p text:style-name="P10"/>
      <text:p text:style-name="P4"/>
      <text:h text:style-name="P27" text:outline-level="2"><text:soft-page-break/></text:h>
      <text:h text:style-name="P27" text:outline-level="2"/>
      <text:h text:style-name="P6" text:outline-level="2"><text:span text:style-name="T22">CouchDB</text:span><text:span text:style-name="T12"> </text:span></text:h>
      <text:p text:style-name="P5"/>
      <text:p text:style-name="P8"><text:span text:style-name="T14"><text:tab/>CouchDB </text:span><text:span text:style-name="T13">คือ </text:span><text:span text:style-name="T14">document-oriented database </text:span><text:span text:style-name="T13">ที่สามารถ </text:span><text:span text:style-name="T14">queried </text:span><text:span text:style-name="T13">และ </text:span><text:span text:style-name="T14">indexed </text:span><text:span text:style-name="T13">โดยการทำ </text:span><text:span text:style-name="T14">MapReduce </text:span><text:span text:style-name="T13">ผ่าน </text:span><text:span text:style-name="T14">JavaScript </text:span><text:span text:style-name="T13">โดย </text:span><text:span text:style-name="T14">CouchDB </text:span><text:span text:style-name="T13">จะใช้งานผ่าน </text:span><text:span text:style-name="T14">RESTful JSON API </text:span><text:span text:style-name="T13">ซึ่งจะทำให้เราสามารถเรียกจากที่ไหนก็ได้โดยผ่าน </text:span><text:span text:style-name="T14">HTTP protocal </text:span><text:span text:style-name="T13">ที่สำคัญไม่ต้องมี </text:span><text:span text:style-name="T14">Driver </text:span><text:span text:style-name="T13">ให้วุ่นวายปวดหัว</text:span></text:p>
      <text:p text:style-name="P7"><text:span text:style-name="Strong_20_Emphasis"><text:span text:style-name="T2">CouchDB </text:span></text:span><text:span text:style-name="Strong_20_Emphasis"><text:span text:style-name="T8">ทำอะไรได้บ้าง</text:span></text:span></text:p>
      <text:list xml:id="list22260144" text:style-name="L3">
        <text:list-item>
          <text:p text:style-name="P17"><text:span text:style-name="T13">เป็น </text:span><text:span text:style-name="T14">document database </text:span><text:span text:style-name="T13">ที่มีการเรียกใช้ผ่าน </text:span><text:span text:style-name="T14">RESTful JSON API</text:span></text:p>
        </text:list-item>
        <text:list-item>
          <text:p text:style-name="P17"><text:span text:style-name="T13">ไม่มี </text:span><text:span text:style-name="T14">Schema </text:span><text:span text:style-name="T13">และสามารถเพิ่มเติมแก้ไข </text:span><text:span text:style-name="T14">field </text:span><text:span text:style-name="T13">ได้อย่างทันที</text:span></text:p>
        </text:list-item>
        <text:list-item>
          <text:p text:style-name="P17"><text:span text:style-name="T13">สามารถทำ </text:span><text:span text:style-name="T14">replication </text:span><text:span text:style-name="T13">โดยใช้วิธี </text:span><text:span text:style-name="T14">bi-direction </text:span><text:span text:style-name="T13">และสามารถจัดการปัญหาเรื่องการ </text:span><text:span text:style-name="T14">conflict </text:span><text:span text:style-name="T13">ของ </text:span><text:span text:style-name="T14">data </text:span><text:span text:style-name="T13">ได้อีกด้วย</text:span></text:p>
        </text:list-item>
        <text:list-item>
          <text:p text:style-name="P17"><text:span text:style-name="T13">สามารถ </text:span><text:span text:style-name="T14">Query </text:span><text:span text:style-name="T13">และ </text:span><text:span text:style-name="T14">Index </text:span><text:span text:style-name="T13">ได้โดยการใช้ </text:span><text:span text:style-name="T14">Javascript </text:span><text:span text:style-name="T13">แทนการใช้ </text:span><text:span text:style-name="T14">SQL Query</text:span></text:p>
          <text:p text:style-name="P19"/>
        </text:list-item>
      </text:list>
      <text:p text:style-name="P7"><text:bookmark text:name="more-72"/><text:span text:style-name="Strong_20_Emphasis"><text:span text:style-name="T9">อะไรที่ไม่ใช่ </text:span></text:span><text:span text:style-name="Strong_20_Emphasis"><text:span text:style-name="T3">CouchDB</text:span></text:span></text:p>
      <text:list xml:id="list22241060" text:style-name="L4">
        <text:list-item>
          <text:p text:style-name="P18"><text:span text:style-name="T13">ไม่ใช่ </text:span><text:span text:style-name="T14">relational database</text:span></text:p>
        </text:list-item>
        <text:list-item>
          <text:p text:style-name="P18"><text:span text:style-name="T13">ไม่ใช่ตัวแทนของ </text:span><text:span text:style-name="T14">ralational database</text:span></text:p>
        </text:list-item>
        <text:list-item>
          <text:p text:style-name="P18"><text:span text:style-name="T13">ไม่ใช่ </text:span><text:span text:style-name="T14">object-oriented db </text:span><text:span text:style-name="T13">ไม่มี </text:span><text:span text:style-name="T14">persistance layer</text:span></text:p>
          <text:p text:style-name="P20"/>
        </text:list-item>
      </text:list>
      <text:p text:style-name="P7"><text:span text:style-name="Strong_20_Emphasis"><text:span text:style-name="T9">คุณสมบัติที่เด่นๆ</text:span></text:span></text:p>
      <text:list xml:id="list22244526" text:style-name="L5">
        <text:list-item>
          <text:p text:style-name="P21"><text:span text:style-name="Strong_20_Emphasis"><text:span text:style-name="T3">Documents </text:span></text:span><text:span text:style-name="T3">CouchDB document </text:span><text:span text:style-name="T9">นั้นคือ </text:span><text:span text:style-name="T3">object </text:span><text:span text:style-name="T9">ที่ประกอบไปด้วย </text:span><text:span text:style-name="T3">key </text:span><text:span text:style-name="T9">และ </text:span><text:span text:style-name="T3">value </text:span><text:span text:style-name="T9">โดย </text:span><text:span text:style-name="T3">value </text:span><text:span text:style-name="T9">นั้นอาจจะเป็น </text:span><text:span text:style-name="T3">strings, numbers, dates </text:span><text:span text:style-name="T9">หรือ </text:span><text:span text:style-name="T3">lists </text:span><text:span text:style-name="T9">เช่นตัวอย่างข้างล่างนี้</text:span></text:p>
        </text:list-item>
      </text:list>
      <text:list xml:id="list22245779" text:style-name="L6">
        <text:list-item>
          <text:list>
            <text:list-item>
              <text:list>
                <text:list-item>
                  <text:p text:style-name="P23">“<text:span text:style-name="T16">Subject”: “I like Plankton”</text:span></text:p>
                </text:list-item>
                <text:list-item>
                  <text:p text:style-name="P24">“Author”: “Rusty”</text:p>
                </text:list-item>
                <text:list-item>
                  <text:p text:style-name="P24">“PostedDate”: “5/23/2006”</text:p>
                </text:list-item>
                <text:list-item>
                  <text:p text:style-name="P24">“Tags”: [“plankton”, “baseball”, “decisions”]</text:p>
                </text:list-item>
                <text:list-item>
                  <text:p text:style-name="P24"><text:soft-page-break/>“Body”: “I decided today that I don't like baseball. I like plankton.”</text:p>
                  <text:p text:style-name="P25"/>
                </text:list-item>
              </text:list>
            </text:list-item>
          </text:list>
        </text:list-item>
      </text:list>
      <text:p text:style-name="P9"><text:tab/>CouchDB database นั้นคือการรวบรวม document พวกนี้ โดยแต่ที่ document นั้นจะมี ID ของตัวเองที่เป็น unique ID</text:p>
      <text:list xml:id="list22246602" text:style-name="L7">
        <text:list-item>
          <text:p text:style-name="P22"><text:span text:style-name="Strong_20_Emphasis"><text:span text:style-name="T3">Views</text:span></text:span><text:span text:style-name="T3"> </text:span><text:span text:style-name="T9">นั้นคือวิธีการที่จะรวบรวมพวก </text:span><text:span text:style-name="T3">documents </text:span><text:span text:style-name="T9">ต่างๆใน </text:span><text:span text:style-name="T3">database </text:span><text:span text:style-name="T9">โดยจะใช้ </text:span><text:span text:style-name="T3">Javascript </text:span><text:span text:style-name="T9">เข้ามาช่วยในการจัดการเช่นกำหนด </text:span><text:span text:style-name="T3">description </text:span><text:span text:style-name="T9">ดังนั้นเราสามารถที่จะปรับแต่งส่วนของการใช้งานฝั่ง </text:span><text:span text:style-name="T3">views </text:span><text:span text:style-name="T9">ได้อย่างอิสระ ทำให้เราสามารถมี </text:span><text:span text:style-name="T3">views </text:span><text:span text:style-name="T9">ที่จะนำไปใช้งานได้หลายแบบ ขึ้นอยู่กับการนำไปใช้งานของเรา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gsana New1" svg:font-family="'Angsana New'"/>
    <style:font-face style:name="OpenSymbol" svg:font-family="OpenSymbol"/>
    <style:font-face style:name="Tahoma" svg:font-family="Tahoma"/>
    <style:font-face style:name="AngsanaUPC" svg:font-family="Angsan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ngsana New" svg:font-family="'Angsan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ngsana New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ngsana New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ngsana New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02:00:01.18</meta:creation-date>
    <dc:date>2010-09-06T02:14:10.59</dc:date>
    <meta:editing-duration>PT00H04M54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4" meta:paragraph-count="55" meta:word-count="1504" meta:character-count="3026"/>
  </office:meta>
</office:document-meta>
</file>